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97.04pt"/>
    </style:style>
    <style:style style:name="co3" style:family="table-column">
      <style:table-column-properties fo:break-before="auto" style:column-width="157.69pt"/>
    </style:style>
    <style:style style:name="co4" style:family="table-column">
      <style:table-column-properties fo:break-before="auto" style:column-width="221.75pt"/>
    </style:style>
    <style:style style:name="co5" style:family="table-column">
      <style:table-column-properties fo:break-before="auto" style:column-width="171.61pt"/>
    </style:style>
    <style:style style:name="co6" style:family="table-column">
      <style:table-column-properties fo:break-before="auto" style:column-width="225.64pt"/>
    </style:style>
    <style:style style:name="co7" style:family="table-column">
      <style:table-column-properties fo:break-before="auto" style:column-width="234.14pt"/>
    </style:style>
    <style:style style:name="co8" style:family="table-column">
      <style:table-column-properties fo:break-before="auto" style:column-width="254.21pt"/>
    </style:style>
    <style:style style:name="co9" style:family="table-column">
      <style:table-column-properties fo:break-before="auto" style:column-width="191.65pt"/>
    </style:style>
    <style:style style:name="co10" style:family="table-column">
      <style:table-column-properties fo:break-before="auto" style:column-width="149.19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39.5pt"/>
    </style:style>
    <style:style style:name="co14" style:family="table-column">
      <style:table-column-properties fo:break-before="auto" style:column-width="1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fter_filter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umberOfDocumentedOperations</text:p>
          </table:table-cell>
          <table:table-cell office:value-type="string" calcext:value-type="string">
            <text:p>numberOfOperationsWhichRequireAuthorization</text:p>
          </table:table-cell>
          <table:table-cell office:value-type="string" calcext:value-type="string">
            <text:p>numberOfOperationsWithExceptions</text:p>
          </table:table-cell>
          <table:table-cell office:value-type="string" calcext:value-type="string">
            <text:p>numberOfOperationsWithTestedErrorStatusCode</text:p>
          </table:table-cell>
          <table:table-cell office:value-type="string" calcext:value-type="string">
            <text:p>numberOfOperationsWithTestedFailureStatusCode</text:p>
          </table:table-cell>
          <table:table-cell office:value-type="string" calcext:value-type="string">
            <text:p>numberOfOperationsWithTestedSuccessfulStatusCode</text:p>
          </table:table-cell>
          <table:table-cell office:value-type="string" calcext:value-type="string">
            <text:p>numberOfOperationsWithValidationErrors</text:p>
          </table:table-cell>
          <table:table-cell office:value-type="string" calcext:value-type="string">
            <text:p>numberOfProcessedOperations</text:p>
          </table:table-cell>
          <table:table-cell office:value-type="string" calcext:value-type="string">
            <text:p>successfulOperationsRati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gleapis.com:androiddeviceprovisioning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 NUMBER OF API</text:p>
          </table:table-cell>
          <table:table-cell table:style-name="ce1" table:formula="of:=COUNTA([.B2:.B175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rey.ca:open5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p2location.com:geolo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lmart.com:invento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PIs with at least one 2xx operation tested</text:p>
          </table:table-cell>
          <table:table-cell table:style-name="ce1" table:formula="of:=COUNTIFS([.H1:.H175];&quot;&gt;0&quot;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hs.gov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0.625" calcext:value-type="float">
            <text:p>90.625</text:p>
          </table:table-cell>
          <table:table-cell/>
          <table:table-cell table:style-name="ce1" office:value-type="string" calcext:value-type="string">
            <text:p>APIs with at least one 5xx operation tested</text:p>
          </table:table-cell>
          <table:table-cell table:style-name="ce1" table:formula="of:=COUNTIFS([.F1:.F175];&quot;&gt;0&quot;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v.bc.ca:bcgnw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2.8571428571429" calcext:value-type="float">
            <text:p>92.8571428571429</text:p>
          </table:table-cell>
          <table:table-cell/>
          <table:table-cell table:style-name="ce1" office:value-type="string" calcext:value-type="string">
            <text:p>APIs with at least one validation error tested</text:p>
          </table:table-cell>
          <table:table-cell table:style-name="ce1" table:formula="of:=COUNTIFS([.I1:.I175];&quot;&gt;0&quot;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althcare.gov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claws.ca:bclaw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TOTAL NUMBER OF OPERATIONS</text:p>
          </table:table-cell>
          <table:table-cell table:style-name="ce1" table:formula="of:=SUMIF([.C1:.C175];&quot;&gt;0&quot;)"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tmarkapp.com:server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 NUMBER OF PROCESSED OPERATIONS</text:p>
          </table:table-cell>
          <table:table-cell table:style-name="ce1" table:formula="of:=SUMIF([.J1:.J175];&quot;&gt;0&quot;)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onmoonmoonmoon.co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TOTAL NUMBER OF 2XX TESTED OPERATIONS</text:p>
          </table:table-cell>
          <table:table-cell table:style-name="ce1" table:formula="of:=SUMIF([.H1:.H175];&quot;&gt;0&quot;)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mpseller.com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 NUMBER OF 5XX TESTED OPERATIONS</text:p>
          </table:table-cell>
          <table:table-cell table:style-name="ce1" table:formula="of:=SUMIF([.F1:.F175];&quot;&gt;0&quot;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yserv.solutions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 NUMBER OF OPS WITH VALIDATION ERRORS</text:p>
          </table:table-cell>
          <table:table-cell table:style-name="ce1" table:formula="of:=SUMIF([.I1:.I175];&quot;&gt;0&quot;)"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uropeana.eu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.69230769230769" calcext:value-type="float">
            <text:p>7.69230769230769</text:p>
          </table:table-cell>
          <table:table-cell/>
          <table:table-cell table:style-name="ce1" office:value-type="string" calcext:value-type="string">
            <text:p>TOTAL NUMBER OF 4xx TESTED OPERATIONS</text:p>
          </table:table-cell>
          <table:table-cell table:style-name="ce1" table:formula="of:=SUMIF([.G1:.G175];&quot;&gt;0&quot;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npeace.org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TOTAL NUMBER OF OPERATIONS WITH AUTH</text:p>
          </table:table-cell>
          <table:table-cell table:style-name="ce1" table:formula="of:=SUMIF([.D1:.D175];&quot;&gt;0&quot;)"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zure.com:powerbiembedd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pa.gov:dfr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ilboxvalidator.com:disposab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OPERATIONS WITH EXCEPTIONS</text:p>
          </table:table-cell>
          <table:table-cell table:style-name="ce1" table:formula="of:=SUMIF([.E1:.E175];&quot;&gt;0&quot;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p2proxy.co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TOTAL NUMBER OF EXCEPTIONS RAISED</text:p>
          </table:table-cell>
          <table:table-cell table:style-name="ce1" table:formula="of:=1161+51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kewise.o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NO-RESPONSE-SCHEMA</text:p>
          </table:table-cell>
          <table:table-cell table:style-name="ce1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sty-api.herokuapp.com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.57142857142857" calcext:value-type="float">
            <text:p>3.57142857142857</text:p>
          </table:table-cell>
          <table:table-cell/>
          <table:table-cell table:style-name="ce1" office:value-type="string" calcext:value-type="string">
            <text:p>RESPONSE-PARSING-ERROR</text:p>
          </table:table-cell>
          <table:table-cell table:style-name="ce1"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lideroom.com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iataru.com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RESTTESTGEN RELATED EXCEPTIONS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llegefootballdata.co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PARAMETER MISMATCH ERROR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crosoft.com:cognitiveservices-Training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IELD GENERATION EXCEPTION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2.cz:mobility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ov.bc.ca:open5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hagavadgita.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almart.com:ord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sa.go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sisoft.com</text:p>
          </table:table-cell>
          <table:table-cell office:value-type="float" office:value="345" calcext:value-type="float">
            <text:p>345</text:p>
          </table:table-cell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sidc.o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anguagetool.or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ndrillapp.com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ceandrivers.co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weet.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almart.com:ite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2.cz:sociodem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fugerestrooms.o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ogleapis.com:cha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yrun.io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337837837837838" calcext:value-type="float">
            <text:p>0.33783783783783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heetlabs.com:rig-ved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zure.com:cognitiveservice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itekit.com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.69230769230769" calcext:value-type="float">
            <text:p>7.6923076923076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urrey.ca:trafficloop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xavault.com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eloadly.com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wagger.io:generat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penapi-converter.herokuapp.co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oogleapis.com:safebrowsin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fterbanks.c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lickr.com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cons8.c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utschebahn.com:fahrpl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aag.org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1.2765957446808" calcext:value-type="float">
            <text:p>21.276595744680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fermedica.com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raudlabspro.com:fraud-dete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pis.guru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ativeads.com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ersioneye.co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nab-online.herokuapp.co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heetlabs.com:vedic-societ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ebl.io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8.7755102040816" calcext:value-type="float">
            <text:p>38.775510204081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ackathonwatch.co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bc.co.uk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8.6666666666667" calcext:value-type="float">
            <text:p>18.666666666666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ov.bc.ca:new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81.4814814814815" calcext:value-type="float">
            <text:p>81.481481481481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ocadb.net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51.2820512820513" calcext:value-type="float">
            <text:p>51.282051282051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atumbox.co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aviplancentral.com:factfinder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7.0542635658915" calcext:value-type="float">
            <text:p>17.054263565891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illbillysoftware.com:shinobi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ilboxvalidator.com:chec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kcd.com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oderatecontent.c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ilboxvalidator.com:valida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raudlabspro.com:sms-verifica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ucklandmuseum.co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penalpr.co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gento.com</text:p>
          </table:table-cell>
          <table:table-cell office:value-type="float" office:value="355" calcext:value-type="float">
            <text:p>355</text:p>
          </table:table-cell>
          <table:table-cell office:value-type="float" office:value="201" calcext:value-type="float">
            <text:p>201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355" calcext:value-type="float">
            <text:p>355</text:p>
          </table:table-cell>
          <table:table-cell office:value-type="float" office:value="43.3802816901408" calcext:value-type="float">
            <text:p>43.3802816901408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almart.com:pri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pentargets.i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.1379310344828" calcext:value-type="float">
            <text:p>24.1379310344828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ataatwork.org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eanstream.com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pectrocoin.co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ndwrytten.com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ybertaxonomy.eu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etthedata.com:bng2latlo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eber-gesamtausgabe.d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osf.i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.9375" calcext:value-type="float">
            <text:p>10.93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09:02:14.411119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5T09:05:38.509667728</dc:date>
    <meta:editing-duration>PT4H24M21S</meta:editing-duration>
    <meta:editing-cycles>4</meta:editing-cycles>
    <meta:generator>LibreOffice/6.0.7.3$Linux_X86_64 LibreOffice_project/00m0$Build-3</meta:generator>
    <meta:document-statistic meta:table-count="1" meta:cell-count="1002" meta:object-count="0"/>
  </office:meta>
</office:document-meta>
</file>